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September 29, 2021 (10:51: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4:51:35Z</meta:creation-date>
    <dc:date>2021-09-29T14:51:35Z</dc:date>
    <meta:user-defined meta:name="date" meta:value-type="string">September  29, 2021 (10:51: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